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1cm"/>
    </style:style>
    <style:style style:name="co3" style:family="table-column">
      <style:table-column-properties fo:break-before="auto" style:column-width="3.905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2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000000" fo:font-weight="bold" style:font-weight-asian="bold" style:font-weight-complex="bold"/>
    </style:style>
    <style:style style:name="ce10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column table:style-name="co5" table:default-cell-style-name="Default"/>
        <table:table-column table:style-name="co1" table:number-columns-repeated="16364" table:default-cell-style-name="Default"/>
        <table:table-row table:style-name="ro1">
          <table:table-cell/>
          <table:table-cell table:style-name="ce8" office:value-type="string" calcext:value-type="string">
            <text:p>Befehl</text:p>
          </table:table-cell>
          <table:table-cell table:style-name="ce8" office:value-type="string" calcext:value-type="string">
            <text:p>Addresse/OPCODE</text:p>
          </table:table-cell>
          <table:table-cell table:style-name="ce4" office:value-type="string" calcext:value-type="string" table:number-columns-spanned="5" table:number-rows-spanned="1">
            <text:p>Down_5_Bit/NEXT ADDRESS</text:p>
          </table:table-cell>
          <table:covered-table-cell table:number-columns-repeated="4" table:style-name="ce8"/>
          <table:table-cell table:style-name="ce8" office:value-type="string" calcext:value-type="string">
            <text:p>MUX MPC</text:p>
          </table:table-cell>
          <table:table-cell table:style-name="ce4" office:value-type="string" calcext:value-type="string" table:number-columns-spanned="3" table:number-rows-spanned="1">
            <text:p>ALU OP CODE</text:p>
          </table:table-cell>
          <table:covered-table-cell table:number-columns-repeated="2" table:style-name="ce8"/>
          <table:table-cell table:style-name="ce8" office:value-type="string" calcext:value-type="string">
            <text:p>OUT WE</text:p>
          </table:table-cell>
          <table:table-cell table:style-name="ce8" office:value-type="string" calcext:value-type="string">
            <text:p>PC WE</text:p>
          </table:table-cell>
          <table:table-cell table:style-name="ce8" office:value-type="string" calcext:value-type="string">
            <text:p>MBR WE</text:p>
          </table:table-cell>
          <table:table-cell table:style-name="ce8" office:value-type="string" calcext:value-type="string">
            <text:p>B WE</text:p>
          </table:table-cell>
          <table:table-cell table:style-name="ce8" office:value-type="string" calcext:value-type="string">
            <text:p>A WE</text:p>
          </table:table-cell>
          <table:table-cell table:style-name="ce4" office:value-type="string" calcext:value-type="string" table:number-columns-spanned="2" table:number-rows-spanned="1">
            <text:p>MUX IN FOR ALU</text:p>
          </table:table-cell>
          <table:covered-table-cell table:style-name="ce8"/>
          <table:table-cell table:style-name="ce8" office:value-type="string" calcext:value-type="string">
            <text:p>HEX VALUE</text:p>
          </table:table-cell>
          <table:table-cell table:style-name="ce8" office:value-type="string" calcext:value-type="string">
            <text:p>Kommentar</text:p>
          </table:table-cell>
          <table:table-cell table:style-name="ce8" table:number-columns-repeated="16363"/>
        </table:table-row>
        <table:table-row table:style-name="ro1">
          <table:table-cell office:value-type="string" calcext:value-type="string">
            <text:p>Bit →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000 (0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da2</text:p>
          </table:table-cell>
          <table:table-cell office:value-type="string" calcext:value-type="string">
            <text:p>PC wird um 1 erhöht</text:p>
          </table:table-cell>
          <table:table-cell table:number-columns-repeated="1636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001 (0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8410</text:p>
          </table:table-cell>
          <table:table-cell office:value-type="string" calcext:value-type="string">
            <text:p>Neuer Opcode der ausgeführt werden soll wird in MBR übernommen</text:p>
          </table:table-cell>
          <table:table-cell table:number-columns-repeated="163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0010 (02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487</text:p>
          </table:table-cell>
          <table:table-cell office:value-type="string" calcext:value-type="string">
            <text:p>Wert der an Input anliegt wird durch Alu weitergegeben und im nächsten Takt in A geschrieben</text:p>
          </table:table-cell>
          <table:table-cell table:number-columns-repeated="1636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00011 (03)</text:p>
          </table:table-cell>
          <table:table-cell table:style-name="ce10" table:number-columns-repeated="16"/>
          <table:table-cell table:style-name="ce10" office:value-type="string" calcext:value-type="string">
            <text:p>0000</text:p>
          </table:table-cell>
          <table:table-cell table:style-name="ce10" table:number-columns-repeated="16364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00100 (04)</text:p>
          </table:table-cell>
          <table:table-cell table:style-name="ce10" table:number-columns-repeated="16"/>
          <table:table-cell table:style-name="ce10" office:value-type="string" calcext:value-type="string">
            <text:p>0000</text:p>
          </table:table-cell>
          <table:table-cell table:style-name="ce10" table:number-columns-repeated="163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00101 (05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440</text:p>
          </table:table-cell>
          <table:table-cell office:value-type="string" calcext:value-type="string">
            <text:p>Wert der in Register A liegt wird durch ALU weitergeleitet und im nächsten Takt an der Ausgabe angezeigt</text:p>
          </table:table-cell>
          <table:table-cell table:number-columns-repeated="1636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0110 (06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c42</text:p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0111 (07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010</text:p>
          </table:table-cell>
          <table:table-cell table:number-columns-repeated="163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MP &lt;addr&gt;</text:p>
          </table:table-cell>
          <table:table-cell office:value-type="string" calcext:value-type="string">
            <text:p>01000 (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da2</text:p>
          </table:table-cell>
          <table:table-cell office:value-type="string" calcext:value-type="string">
            <text:p>PC wird um 1 erhöht</text:p>
          </table:table-cell>
          <table:table-cell table:number-columns-repeated="1636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1001 (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410</text:p>
          </table:table-cell>
          <table:table-cell office:value-type="string" calcext:value-type="string">
            <text:p>Adresse zu der gesprungen werden soll wird in MBR übernommen</text:p>
          </table:table-cell>
          <table:table-cell table:number-columns-repeated="1636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1010 (0A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5c00</text:p>
          </table:table-cell>
          <table:table-cell office:value-type="string" calcext:value-type="string">
            <text:p>warten</text:p>
          </table:table-cell>
          <table:table-cell table:number-columns-repeated="1636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01011 (0B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a1</text:p>
          </table:table-cell>
          <table:table-cell office:value-type="string" calcext:value-type="string">
            <text:p>PC wird mit Adresse zu der gesprungen werden soll aus MBR überschrieben</text:p>
          </table:table-cell>
          <table:table-cell table:number-columns-repeated="1636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01100 (0C)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string" calcext:value-type="string">
            <text:p>8410</text:p>
          </table:table-cell>
          <table:table-cell office:value-type="string" calcext:value-type="string">
            <text:p>Neuer Opcode aus der Adresse zu der gesprungen wurde wird in MBR übernommen, wait als nächstes</text:p>
          </table:table-cell>
          <table:table-cell table:style-name="ce10" table:number-columns-repeated="1636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AD A &lt;val&gt;</text:p>
          </table:table-cell>
          <table:table-cell office:value-type="string" calcext:value-type="string">
            <text:p>01101 (0D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a2</text:p>
          </table:table-cell>
          <table:table-cell office:value-type="string" calcext:value-type="string">
            <text:p>PC um eins erhöhen um Value zu laden</text:p>
          </table:table-cell>
          <table:table-cell table:number-columns-repeated="1636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01110 (0E)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c92</text:p>
          </table:table-cell>
          <table:table-cell office:value-type="string" calcext:value-type="string">
            <text:p>in MBR übernehmen</text:p>
          </table:table-cell>
          <table:table-cell table:number-columns-repeated="1636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01111 (0F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85</text:p>
          </table:table-cell>
          <table:table-cell office:value-type="string" calcext:value-type="string">
            <text:p>Geladenen Value in Register A übernehmen</text:p>
          </table:table-cell>
          <table:table-cell table:number-columns-repeated="1636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10000 (10)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Aufgrund von Timing problemen muss manchmal gewartet werden</text:p>
          </table:table-cell>
          <table:table-cell table:number-columns-repeated="1636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10001 (11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504</text:p>
          </table:table-cell>
          <table:table-cell office:value-type="string" calcext:value-type="string">
            <text:p>Wert aus Register A wird um 1 erhöht und im nächsten Takt in A geschrieben</text:p>
          </table:table-cell>
          <table:table-cell table:number-columns-repeated="16363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0" office:value-type="string" calcext:value-type="string">
            <text:p>STORE A &lt;addr&gt;</text:p>
          </table:table-cell>
          <table:table-cell table:style-name="ce10" office:value-type="string" calcext:value-type="string">
            <text:p>10010 (12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d2</text:p>
          </table:table-cell>
          <table:table-cell table:style-name="ce10" office:value-type="string" calcext:value-type="string">
            <text:p>PC erhöhen um Addresse zu laden</text:p>
          </table:table-cell>
          <table:table-cell table:style-name="ce10" table:number-columns-repeated="16363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0"/>
          <table:table-cell table:style-name="ce10" office:value-type="string" calcext:value-type="string">
            <text:p>10011 (13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430</text:p>
          </table:table-cell>
          <table:table-cell table:style-name="ce10" office:value-type="string" calcext:value-type="string">
            <text:p>Kombination aus MBR WE und PC WE bewirkt das Wert aus Register A in geladene Adresse geschrieben wird</text:p>
          </table:table-cell>
          <table:table-cell table:style-name="ce10" table:number-columns-repeated="1636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10100 (14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Wert aus Register A wird durch ALU geleitet und im nächsten Takt in Register B geschrieben</text:p>
          </table:table-cell>
          <table:table-cell table:number-columns-repeated="1636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 AND B</text:p>
          </table:table-cell>
          <table:table-cell office:value-type="string" calcext:value-type="string">
            <text:p>10101 (15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704</text:p>
          </table:table-cell>
          <table:table-cell office:value-type="string" calcext:value-type="string">
            <text:p>Werte in Registern A und B werden mit AND verglichen, Ergebnis wird im nächsten Takt in Register A geschrieben</text:p>
          </table:table-cell>
          <table:table-cell table:number-columns-repeated="1636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 OR B</text:p>
          </table:table-cell>
          <table:table-cell office:value-type="string" calcext:value-type="string">
            <text:p>10110 (16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784</text:p>
          </table:table-cell>
          <table:table-cell office:value-type="string" calcext:value-type="string">
            <text:p>Werte in Registern A und B werden mit OR verglichen, Ergebnis wird im nächsten Takt in Register A geschrieben</text:p>
          </table:table-cell>
          <table:table-cell table:number-columns-repeated="1636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D A,B</text:p>
          </table:table-cell>
          <table:table-cell office:value-type="string" calcext:value-type="string">
            <text:p>10111 (17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604</text:p>
          </table:table-cell>
          <table:table-cell office:value-type="string" calcext:value-type="string">
            <text:p>Die Werte aus den Registern A und B werden addiert und das Ergebnis im nächsten Takt in A geschrieben</text:p>
          </table:table-cell>
          <table:table-cell table:number-columns-repeated="1636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B A,B</text:p>
          </table:table-cell>
          <table:table-cell office:value-type="string" calcext:value-type="string">
            <text:p>11000 (18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Der Wert aus Register B wird von dem Wert aus Register A subtrhaiert, das Ergebnis wird in Register A geschrieben, im nächsten Takt</text:p>
          </table:table-cell>
          <table:table-cell table:number-columns-repeated="1636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001 (19)</text:p>
          </table:table-cell>
          <table:table-cell table:number-columns-repeated="16"/>
          <table:table-cell office:value-type="string" calcext:value-type="string">
            <text:p>0000</text:p>
          </table:table-cell>
          <table:table-cell table:number-columns-repeated="1636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11010 (1A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d400</text:p>
          </table:table-cell>
          <table:table-cell office:value-type="string" calcext:value-type="string">
            <text:p>Das Programm springt im nächsten Takt an dieselbe Addresse, immer wieder, so hält das Programm an und kein folgender Code kann mehr ausgeführt werden</text:p>
          </table:table-cell>
          <table:table-cell table:number-columns-repeated="1636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Q &lt;addr&gt;</text:p>
          </table:table-cell>
          <table:table-cell office:value-type="string" calcext:value-type="string">
            <text:p>11011 (1B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684</text:p>
          </table:table-cell>
          <table:table-cell office:value-type="string" calcext:value-type="string">
            <text:p>Die Werte aus den Registern A und B werden wie in SUB A,B subtrahiert</text:p>
          </table:table-cell>
          <table:table-cell table:number-columns-repeated="1636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00 (1C)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40c</text:p>
          </table:table-cell>
          <table:table-cell office:value-type="string" calcext:value-type="string">
            <text:p>Die Kombination von A WE und B WE triggert eine Hardware die bei ungleichheit die nächste Adresse erhöht</text:p>
          </table:table-cell>
          <table:table-cell table:number-columns-repeated="1636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1101 (1D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410</text:p>
          </table:table-cell>
          <table:table-cell office:value-type="string" calcext:value-type="string">
            <text:p>nächste Adresse ist NOP und vorherige Erhöhung wird in MBR übernommen</text:p>
          </table:table-cell>
          <table:table-cell table:number-columns-repeated="1636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1110 (1E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PC wird um 1 erhöht weil ungleichheit</text:p>
          </table:table-cell>
          <table:table-cell table:number-columns-repeated="1636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1111 (1F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4400</text:p>
          </table:table-cell>
          <table:table-cell office:value-type="string" calcext:value-type="string">
            <text:p>Werte waren gleich, nächster Befehl ist JMP</text:p>
          </table:table-cell>
          <table:table-cell table:number-columns-repeated="16363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.00.0000</text:date>, <text:time style:data-style-name="N2" text:time-value="15:49:28.23531357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0:19:22.404551898</meta:creation-date>
    <dc:date>2023-07-13T16:41:25.719614264</dc:date>
    <meta:editing-duration>P1DT11H36M50S</meta:editing-duration>
    <meta:editing-cycles>29</meta:editing-cycles>
    <meta:generator>LibreOffice/7.5.3.2$Linux_X86_64 LibreOffice_project/9f56dff12ba03b9acd7730a5a481eea045e468f3</meta:generator>
    <meta:document-statistic meta:table-count="1" meta:cell-count="632" meta:object-count="0"/>
  </office:meta>
</office:document-meta>
</file>